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objectwithoutfill">
      <style:graphic-properties svg:stroke-width="0.1cm" draw:marker-start="" draw:marker-start-width="0.35cm" draw:marker-end="Linienende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99ccff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3.8cm" svg:height="7.8cm" svg:x="1cm" svg:y="1cm">
          <text:p text:style-name="P1"><text:span text:style-name="T1">Learn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cm" svg:height="7.8cm" svg:x="16.5cm" svg:y="1cm">
          <text:p text:style-name="P2">Que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4.8cm" svg:y1="4.9cm" svg:x2="16.5cm" svg:y2="4.9cm" draw:start-shape="id1" draw:end-shape="id2" svg:d="m14800 4900h1700">
          <text:p/>
        </draw:connector>
        <draw:custom-shape draw:style-name="gr3" draw:text-style-name="P2" draw:layer="layout" svg:width="13.4cm" svg:height="5.3cm" svg:x="1.2cm" svg:y="2.2cm">
          <text:p text:style-name="P2">Konstruk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4cm" svg:height="1cm" svg:x="1.2cm" svg:y="7.6cm">
          <text:p text:style-name="P2">Expansi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0.9cm" svg:x="1.4cm" svg:y="3.1cm">
          <text:p text:style-name="P3"><text:span text:style-name="T2">Zufällige Konfiguratione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0.9cm" svg:x="1.4cm" svg:y="4.2cm">
          <text:p text:style-name="P3"><text:span text:style-name="T2">Lokaler Pla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0.9cm" svg:x="1.4cm" svg:y="5.3cm">
          <text:p text:style-name="P3"><text:span text:style-name="T2">Nachbarschaf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cm" svg:height="0.9cm" svg:x="1.4cm" svg:y="6.4cm">
          <text:p text:style-name="P3"><text:span text:style-name="T2">Entfernu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31 1580" svg:d="m1013 1491 118 89-567-1580-564 1580 114-85 136-68 148-46 161-17 161 13 153 4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Gross</meta:initial-creator>
    <meta:creation-date>2013-01-04T17:09:27</meta:creation-date>
    <dc:date>2013-01-04T20:21:46</dc:date>
    <dc:creator>Andre Gross</dc:creator>
    <meta:editing-duration>PT26M46S</meta:editing-duration>
    <meta:editing-cycles>1</meta:editing-cycles>
    <meta:document-statistic meta:object-count="9"/>
    <meta:generator>LibreOffice/3.5$Linux_x86 LibreOffice_project/350m1$Build-2</meta:generator>
  </office:meta>
</office:document-meta>
</file>